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text-properties fo:font-size="18pt" style:font-size-asian="18pt" style:font-size-complex="18pt"/>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ize="14pt" fo:font-weight="normal" style:font-name-asian="MS Gothic"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style:font-name-asian="MS Gothic" style:font-size-asian="14pt" style:font-size-complex="14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style:font-name-asian="MS PMincho1" style:font-size-asian="12pt" style:font-size-complex="12pt"/>
    </style:style>
    <style:style style:name="P11" style:family="paragraph" style:parent-style-name="Standard" style:list-style-name="L1">
      <style:paragraph-properties fo:text-align="justify" style:justify-single-word="false"/>
      <style:text-properties fo:font-size="14pt" style:font-size-asian="14pt" style:font-size-complex="14pt"/>
    </style:style>
    <style:style style:name="P12" style:family="paragraph" style:parent-style-name="Standard" style:list-style-name="L2">
      <style:paragraph-properties fo:text-align="justify" style:justify-single-word="false"/>
      <style:text-properties fo:font-size="12pt" style:font-size-asian="12pt" style:font-size-complex="12pt"/>
    </style:style>
    <style:style style:name="P13" style:family="paragraph" style:parent-style-name="Standard" style:list-style-name="L1">
      <style:paragraph-properties fo:text-align="justify" style:justify-single-word="false"/>
      <style:text-properties fo:font-size="12pt" style:font-size-asian="12pt" style:font-size-complex="12pt"/>
    </style:style>
    <style:style style:name="P14" style:family="paragraph" style:parent-style-name="Standard" style:master-page-name="">
      <style:paragraph-properties fo:margin-left="1.236cm" fo:margin-right="0cm" fo:text-align="justify" style:justify-single-word="false" fo:text-indent="0cm" style:auto-text-indent="false" style:page-number="auto"/>
      <style:text-properties fo:font-size="12pt" style:font-size-asian="12pt" style:font-size-complex="12pt"/>
    </style:style>
    <style:style style:name="P15" style:family="paragraph" style:parent-style-name="Standard">
      <style:paragraph-properties fo:margin-left="1.236cm" fo:margin-right="0cm" fo:text-align="justify" style:justify-single-word="false" fo:text-indent="0cm" style:auto-text-indent="false"/>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スタッフチーム</text:p>
      <text:p text:style-name="P4"/>
      <text:p text:style-name="P5"><text:tab/><text:tab/>V担当<text:tab/><text:tab/>12-1-037-0049 小坂田　光</text:p>
      <text:p text:style-name="P5"><text:tab/><text:tab/>CCM担当<text:tab/>12-1-037-0026 中才　恵太朗</text:p>
      <text:p text:style-name="P5"><text:tab/><text:tab/>SCM担当 <text:s text:c="2"/><text:tab/>12-1-037-0051 天満　勇介</text:p>
      <text:p text:style-name="P4"/>
      <text:p text:style-name="P4"/>
      <text:p text:style-name="P4">2014年11月26日</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イントロダクション</text:p>
      <text:p text:style-name="P6"/>
      <text:p text:style-name="P9">作成者：・・・</text:p>
      <text:p text:style-name="P6"/>
      <text:list xml:id="list3892477631096425517" text:style-name="L1">
        <text:list-item>
          <text:p text:style-name="P11">アプリケーションの目的</text:p>
        </text:list-item>
      </text:list>
      <text:p text:style-name="P14">　現在の研究室配属では、各研究室の詳細な情報が教員側から学生側にのみ依存しているために、学生間での情報の共有及び学生から教員への情報提供が行われていない状況にある。そこで本アプリケーションでは各研究室の様々な情報を学生同士でも共有できることを目的として開発を行う。</text:p>
      <text:p text:style-name="P15">　本アプリケーションの目的は以下のとおりである。</text:p>
      <text:list xml:id="list2104848438378937416" text:style-name="L2">
        <text:list-item>
          <text:p text:style-name="P12">各研究室の情報を学生間の間でも共有できるようにする。</text:p>
        </text:list-item>
        <text:list-item>
          <text:p text:style-name="P12">教員側は、その研究室の生の評価を参照することができる。</text:p>
        </text:list-item>
      </text:list>
      <text:p text:style-name="P9"/>
      <text:list xml:id="list535667906" text:continue-list="list3892477631096425517" text:style-name="L1">
        <text:list-item>
          <text:p text:style-name="P11">アプリケーションの範囲</text:p>
          <text:p text:style-name="P13">　本アプリケーションは「ラボナビ」呼び、研究室情報共有サービスを提供する。</text:p>
        </text:list-item>
      </text:list>
      <text:p text:style-name="P9"><text:tab/>　情報共有サービスとは、会員がテキストや</text:p>
      <text:p text:style-name="P9"/>
      <text:list xml:id="list579002734" text:continue-numbering="true" text:style-name="L1">
        <text:list-item>
          <text:p text:style-name="P11">アプリケーションの概要</text:p>
          <text:p text:style-name="P13">あ</text:p>
        </text:list-item>
      </text:list>
      <text:p text:style-name="P9"/>
      <text:list xml:id="list910500597" text:continue-numbering="true" text:style-name="L1">
        <text:list-item>
          <text:p text:style-name="P11">アプリケーションの条件</text:p>
          <text:p text:style-name="P13">あ</text:p>
        </text:list-item>
      </text:list>
      <text:p text:style-name="P6"/>
      <text:p text:style-name="P6"/>
      <text:p text:style-name="P6"/>
      <text:p text:style-name="P6"/>
      <text:p text:style-name="P2"/>
      <text:p text:style-name="P8">ユースケース図とユースケース記述</text:p>
      <text:p text:style-name="P8"/>
      <text:p text:style-name="P10">作成者：・・・</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26T13:59:19</meta:creation-date>
    <dc:date>2014-11-26T15:13:47</dc:date>
    <meta:editing-duration>PT59M59S</meta:editing-duration>
    <meta:editing-cycles>111</meta:editing-cycles>
    <meta:generator>OpenOffice/4.1.1$Unix OpenOffice.org_project/411m6$Build-9775</meta:generator>
    <meta:document-statistic meta:table-count="0" meta:image-count="0" meta:object-count="0" meta:page-count="3" meta:paragraph-count="22" meta:word-count="394" meta:character-count="467"/>
  </office:meta>
</office:document-meta>
</file>